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2160eb" officeooo:paragraph-rsid="002160eb"/>
    </style:style>
    <style:style style:name="P2" style:family="paragraph" style:parent-style-name="Standard">
      <style:paragraph-properties fo:line-height="150%" fo:text-align="justify" style:justify-single-word="false"/>
      <style:text-properties officeooo:rsid="002160eb" officeooo:paragraph-rsid="0043c5a6"/>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01a3f8d"/>
    </style:style>
    <style:style style:name="P6" style:family="paragraph" style:parent-style-name="Standard">
      <style:paragraph-properties fo:line-height="150%" fo:text-align="justify" style:justify-single-word="false"/>
      <style:text-properties officeooo:paragraph-rsid="0051b622"/>
    </style:style>
    <style:style style:name="P7" style:family="paragraph" style:parent-style-name="Standard">
      <style:paragraph-properties fo:line-height="150%" fo:text-align="center" style:justify-single-word="false"/>
      <style:text-properties officeooo:rsid="0028b015" officeooo:paragraph-rsid="0028b015"/>
    </style:style>
    <style:style style:name="P8" style:family="paragraph" style:parent-style-name="Standard">
      <style:paragraph-properties fo:line-height="150%" fo:text-align="justify" style:justify-single-word="false"/>
      <style:text-properties officeooo:rsid="0039ec2c" officeooo:paragraph-rsid="00757e21"/>
    </style:style>
    <style:style style:name="P9" style:family="paragraph" style:parent-style-name="Standard">
      <style:paragraph-properties fo:line-height="150%" fo:text-align="justify" style:justify-single-word="false"/>
      <style:text-properties officeooo:rsid="0083f64d" officeooo:paragraph-rsid="0083f64d"/>
    </style:style>
    <style:style style:name="P10" style:family="paragraph" style:parent-style-name="Standard">
      <style:paragraph-properties fo:line-height="150%" fo:text-align="justify" style:justify-single-word="false"/>
      <style:text-properties officeooo:rsid="00a700de" officeooo:paragraph-rsid="00a700de"/>
    </style:style>
    <style:style style:name="P11" style:family="paragraph" style:parent-style-name="Standard">
      <style:paragraph-properties fo:line-height="150%"/>
      <style:text-properties officeooo:rsid="00ccd292" officeooo:paragraph-rsid="00ccd292"/>
    </style:style>
    <style:style style:name="P12" style:family="paragraph" style:parent-style-name="Figure">
      <style:paragraph-properties fo:text-align="center" style:justify-single-word="false"/>
    </style:style>
    <style:style style:name="P13" style:family="paragraph" style:parent-style-name="Standard" style:master-page-name="Standard">
      <style:paragraph-properties fo:line-height="150%" fo:text-align="center" style:justify-single-word="false" style:page-number="auto"/>
      <style:text-properties fo:font-size="16pt" fo:font-weight="bold" style:font-size-asian="16pt" style:font-weight-asian="bold" style:font-size-complex="16pt"/>
    </style:style>
    <style:style style:name="P14" style:family="paragraph" style:parent-style-name="Standard">
      <style:text-properties style:font-name="Calibri" fo:font-size="11pt"/>
    </style:style>
    <style:style style:name="P15" style:family="paragraph" style:parent-style-name="Standard">
      <style:paragraph-properties fo:line-height="150%"/>
    </style:style>
    <style:style style:name="P16" style:family="paragraph" style:parent-style-name="Standard">
      <style:paragraph-properties fo:line-height="150%"/>
      <style:text-properties officeooo:paragraph-rsid="00f17cf8"/>
    </style:style>
    <style:style style:name="P17" style:family="paragraph" style:parent-style-name="Standard" style:list-style-name="L1">
      <style:paragraph-properties fo:line-height="150%"/>
      <style:text-properties officeooo:paragraph-rsid="00f17cf8"/>
    </style:style>
    <style:style style:name="P18" style:family="paragraph" style:parent-style-name="Standard">
      <style:paragraph-properties fo:line-height="150%" fo:text-align="justify" style:justify-single-word="false"/>
      <style:text-properties officeooo:paragraph-rsid="0107d69c"/>
    </style:style>
    <style:style style:name="P19" style:family="paragraph" style:parent-style-name="Standard">
      <style:paragraph-properties fo:line-height="150%" fo:text-align="justify" style:justify-single-word="false"/>
      <style:text-properties officeooo:rsid="00ccd292" officeooo:paragraph-rsid="00ea95d9"/>
    </style:style>
    <style:style style:name="P20" style:family="paragraph" style:parent-style-name="Standard">
      <style:paragraph-properties fo:line-height="150%" fo:text-align="justify" style:justify-single-word="false"/>
      <style:text-properties officeooo:rsid="00ccd292" officeooo:paragraph-rsid="00ee01a0"/>
    </style:style>
    <style:style style:name="P21" style:family="paragraph" style:parent-style-name="Standard">
      <style:paragraph-properties fo:line-height="150%" fo:text-align="justify" style:justify-single-word="false"/>
      <style:text-properties officeooo:rsid="00a700de" officeooo:paragraph-rsid="00a700de"/>
    </style:style>
    <style:style style:name="P22" style:family="paragraph" style:parent-style-name="Standard">
      <style:paragraph-properties fo:line-height="150%" fo:text-align="justify" style:justify-single-word="false"/>
      <style:text-properties officeooo:rsid="00fa00a2" officeooo:paragraph-rsid="00fa00a2"/>
    </style:style>
    <style:style style:name="P23" style:family="paragraph" style:parent-style-name="Standard">
      <style:paragraph-properties fo:line-height="150%" fo:text-align="justify" style:justify-single-word="false"/>
      <style:text-properties officeooo:rsid="00fa5390" officeooo:paragraph-rsid="00fa5390"/>
    </style:style>
    <style:style style:name="P24" style:family="paragraph" style:parent-style-name="Standard">
      <style:paragraph-properties fo:line-height="150%" fo:text-align="justify" style:justify-single-word="false"/>
      <style:text-properties officeooo:rsid="00ffaa17" officeooo:paragraph-rsid="00ffaa17"/>
    </style:style>
    <style:style style:name="P25" style:family="paragraph" style:parent-style-name="Standard">
      <style:paragraph-properties fo:line-height="150%" fo:text-align="justify" style:justify-single-word="false"/>
      <style:text-properties officeooo:rsid="0100b8ab" officeooo:paragraph-rsid="0100b8ab"/>
    </style:style>
    <style:style style:name="P26" style:family="paragraph" style:parent-style-name="Standard">
      <style:paragraph-properties fo:line-height="150%" fo:text-align="justify" style:justify-single-word="false"/>
      <style:text-properties officeooo:rsid="0100b8ab" officeooo:paragraph-rsid="011dff5a"/>
    </style:style>
    <style:style style:name="P27" style:family="paragraph" style:parent-style-name="Standard">
      <style:paragraph-properties fo:line-height="150%" fo:text-align="justify" style:justify-single-word="false"/>
      <style:text-properties officeooo:rsid="010a0b28" officeooo:paragraph-rsid="010a0b28"/>
    </style:style>
    <style:style style:name="P28" style:family="paragraph" style:parent-style-name="Standard">
      <style:paragraph-properties fo:line-height="150%" fo:text-align="center" style:justify-single-word="false"/>
      <style:text-properties fo:font-size="16pt" fo:font-weight="bold" officeooo:rsid="0114ee10" officeooo:paragraph-rsid="0114ee10" style:font-size-asian="16pt" style:font-weight-asian="bold" style:font-size-complex="16pt"/>
    </style:style>
    <style:style style:name="P29"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30" style:family="paragraph">
      <style:paragraph-properties fo:text-align="center"/>
    </style:style>
    <style:style style:name="P31" style:family="paragraph">
      <loext:graphic-properties draw:fill="none" draw:fill-color="#ffffff"/>
      <style:paragraph-properties fo:text-align="center"/>
    </style:style>
    <style:style style:name="T1" style:family="text">
      <style:text-properties style:text-position="0% 100%" officeooo:rsid="0039f252"/>
    </style:style>
    <style:style style:name="T2" style:family="text">
      <style:text-properties style:text-position="0% 100%" officeooo:rsid="00ce2d4b"/>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font-weight="bold" officeooo:rsid="00fc3c5d" style:font-weight-asian="bold" style:font-weight-complex="bold"/>
    </style:style>
    <style:style style:name="T6" style:family="text">
      <style:text-properties fo:font-weight="bold" officeooo:rsid="00fdf4e3" style:font-weight-asian="bold" style:font-weight-complex="bold"/>
    </style:style>
    <style:style style:name="T7" style:family="text">
      <style:text-properties officeooo:rsid="002161bf"/>
    </style:style>
    <style:style style:name="T8" style:family="text">
      <style:text-properties officeooo:rsid="002e5b2b"/>
    </style:style>
    <style:style style:name="T9" style:family="text">
      <style:text-properties officeooo:rsid="0030711c"/>
    </style:style>
    <style:style style:name="T10" style:family="text">
      <style:text-properties officeooo:rsid="003362f9"/>
    </style:style>
    <style:style style:name="T11" style:family="text">
      <style:text-properties officeooo:rsid="00373a6e"/>
    </style:style>
    <style:style style:name="T12" style:family="text">
      <style:text-properties officeooo:rsid="0039f252"/>
    </style:style>
    <style:style style:name="T13" style:family="text">
      <style:text-properties officeooo:rsid="00447cb4"/>
    </style:style>
    <style:style style:name="T14" style:family="text">
      <style:text-properties officeooo:rsid="0044b266"/>
    </style:style>
    <style:style style:name="T15" style:family="text">
      <style:text-properties officeooo:rsid="004f09d9"/>
    </style:style>
    <style:style style:name="T16" style:family="text">
      <style:text-properties officeooo:rsid="00536219"/>
    </style:style>
    <style:style style:name="T17" style:family="text">
      <style:text-properties officeooo:rsid="00599a22"/>
    </style:style>
    <style:style style:name="T18" style:family="text">
      <style:text-properties officeooo:rsid="0078cef9"/>
    </style:style>
    <style:style style:name="T19" style:family="text">
      <style:text-properties officeooo:rsid="00a89bfc"/>
    </style:style>
    <style:style style:name="T20" style:family="text">
      <style:text-properties officeooo:rsid="00aaf966"/>
    </style:style>
    <style:style style:name="T21" style:family="text">
      <style:text-properties officeooo:rsid="00ae93a9"/>
    </style:style>
    <style:style style:name="T22" style:family="text">
      <style:text-properties officeooo:rsid="00b247dd"/>
    </style:style>
    <style:style style:name="T23" style:family="text">
      <style:text-properties officeooo:rsid="00ce2d4b"/>
    </style:style>
    <style:style style:name="T24" style:family="text">
      <style:text-properties style:font-name="Calibri" fo:font-size="11pt" fo:font-style="normal" fo:font-weight="normal" style:font-size-asian="11pt" style:font-style-asian="normal" style:font-weight-asian="normal"/>
    </style:style>
    <style:style style:name="T25" style:family="text">
      <style:text-properties officeooo:rsid="00f3e93f"/>
    </style:style>
    <style:style style:name="T26" style:family="text">
      <style:text-properties officeooo:rsid="00fa5390"/>
    </style:style>
    <style:style style:name="T27" style:family="text">
      <style:text-properties officeooo:rsid="00fe834c"/>
    </style:style>
    <style:style style:name="T28" style:family="text">
      <style:text-properties officeooo:rsid="0100b8ab"/>
    </style:style>
    <style:style style:name="T29" style:family="text">
      <style:text-properties officeooo:rsid="0100d21c"/>
    </style:style>
    <style:style style:name="T30" style:family="text">
      <style:text-properties officeooo:rsid="0107d69c"/>
    </style:style>
    <style:style style:name="T31" style:family="text">
      <style:text-properties officeooo:rsid="010af54d"/>
    </style:style>
    <style:style style:name="T32" style:family="text">
      <style:text-properties officeooo:rsid="011c79f6"/>
    </style:style>
    <style:style style:name="T33" style:family="text">
      <style:text-properties officeooo:rsid="011dff5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0.57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able of Contents</text:p>
      <text:p text:style-name="P28">Indonesian Automatic Speech Recognition</text:p>
      <text:p text:style-name="P3">CHAPTER 1 <text:s/>INTRODUCTION </text:p>
      <text:p text:style-name="P7">General enough for every person from different discipline, <text:span text:style-name="T9">different</text:span> majors or concentration ..</text:p>
      <text:p text:style-name="P18"><text:span text:style-name="T15">Part of </text:span>Researchers have aimed Automatic Speech Recognition (ASR) as an ultimate goal for decades. <text:s/><text:span text:style-name="T16">ASR is how a machine or computer can recognize uttered human voice through input device such as microphone and then convert it automatically grammatically into structured meaningful information like text or command. </text:span></text:p>
      <text:p text:style-name="P18"><text:span text:style-name="T30">ASR benefit for example will be helping impaired person without hearing capability to see spoken utterance on computer screen. This make enable communication between those unlucky person. </text:span></text:p>
      <text:p text:style-name="P27">Another example of ASR application of course in story dictation for a writer, or event simple <text:span text:style-name="T31">Internet</text:span> searching command <text:s/>on a <text:span text:style-name="T31">smart phone.</text:span></text:p>
      <text:p text:style-name="P6">Many <text:s/>speaker <text:s/>recognition systems [1] require <text:s/>a very <text:span text:style-name="T10">much samples</text:span> of training set <text:s/>to achieve certain le<text:span text:style-name="T17">di</text:span>vel of performance. <text:s/>But <text:s/>how <text:s/>about <text:s/>system that <text:s/>needs to <text:s/>be train quickly? What <text:s/>is <text:s/>the optimum in the minimum sense, length of <text:s/>time sentences or words spoken <text:s/>really needed to <text:s/>build <text:s/>simple <text:s/>system <text:s/>like <text:s/>speaker <text:s/>dependent <text:s/>isolated digit recognition.</text:p>
      <text:p text:style-name="P5">This paper will <text:s/>address <text:s/>the <text:s/><text:span text:style-name="T8">minimum utterance </text:span>issue <text:s/><text:span text:style-name="T8">to build Indonesian digit recognizer</text:span>. The software to use is Hidden Markov Toolkit (HTK).</text:p>
      <text:p text:style-name="P4">Postponed until all writing is completed …..</text:p>
      <text:p text:style-name="P4"/>
      <text:p text:style-name="P3">CHAPTER 2 <text:s/>STATE OF THE <text:s/>ART .....…………………………………………………............... 4 </text:p>
      <text:p text:style-name="P1"><text:span text:style-name="T11">Set of Tasks involved in b</text:span>uilding <text:span text:style-name="T7">automatic </text:span>speech recognition <text:span text:style-name="T18">(ASR)</text:span> <text:span text:style-name="T11">can be summarized in diagram below in Figure 1.</text:span></text:p>
      <text:p text:style-name="P8"><text:soft-page-break/>Firstly human voice for samples utterances <text:s/>will be recorde<text:span text:style-name="T13">d</text:span> using microphone and converted into digital format <text:span text:style-name="T14">sound files</text:span>. After that, <text:span text:style-name="T12">these samples are transcribed or labeled based on it’s sub-words or phonemes. Then certain format/information is extracted from labeled sounds, this process is called feature extraction. Informations gathered are called speech features. Features are obtained for all appearances of each sub-words. So we have many features to represent a single sub-word phoneme. For a single phoneme these features happens differently. Obviously we have random observation features for a single phoneme. Because of this random nature of our feature, the mathematic models used usually be statistic or stochastic instead of deterministic ones. Such as well known Hidden Markov Gaussian Mixture Model (GMM-HMM)</text:span><text:reference-mark-start text:name="ADDIN CSL_CITATION {&quot;properties&quot;: {}, &quot;schema&quot;: &quot;https://github.com/citation-style-language/schema/raw/master/csl-citation.json&quot;, &quot;mendeley&quot;: {&quot;formattedCitation&quot;: &quot;[1]&quot;, &quot;plainTextFormattedCitation&quot;: &quot;[1]&quot;, &quot;previouslyFormattedCitation&quot;: &quot;[1]&quot;}, &quot;citationItems&quot;: [{&quot;uris&quot;: [&quot;http://www.mendeley.com/documents/?uuid=37778bbf-d82b-44f4-a767-b0850fdaba36&quot;], &quot;id&quot;: &quot;ITEM-1&quot;, &quot;itemData&quot;: {&quot;number-of-pages&quot;: &quot;9-40&quot;, &quot;publisher&quot;: &quot;Prentice Hall&quot;, &quot;ISSN&quot;: &quot;0164-7989&quot;, &quot;ISBN&quot;: &quot;0130151572&quot;, &quot;type&quot;: &quot;book&quot;, &quot;container-title&quot;: &quot;Robust Automatic Speech Recognition&quot;, &quot;issued&quot;: {&quot;date-parts&quot;: [[&quot;1993&quot;]]}, &quot;author&quot;: [{&quot;family&quot;: &quot;Rabiner&quot;, &quot;non-dropping-particle&quot;: &quot;&quot;, &quot;suffix&quot;: &quot;&quot;, &quot;parse-names&quot;: false, &quot;dropping-particle&quot;: &quot;&quot;, &quot;given&quot;: &quot;Lawrence&quot;}, {&quot;family&quot;: &quot;Juang&quot;, &quot;non-dropping-particle&quot;: &quot;&quot;, &quot;suffix&quot;: &quot;&quot;, &quot;parse-names&quot;: false, &quot;dropping-particle&quot;: &quot;&quot;, &quot;given&quot;: &quot;Bing Hwang&quot;}], &quot;title&quot;: &quot;Fundamentals of speech recognition&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d&quot;: &quot;ITEM-1&quot;, &quot;DOI&quot;: &quot;10.1016/B978-0-12-802398-3.00002-7&quot;}}]} RND2hKZL2IPjt"/><text:span text:style-name="T1">[1]</text:span><text:reference-mark-end text:name="ADDIN CSL_CITATION {&quot;properties&quot;: {}, &quot;schema&quot;: &quot;https://github.com/citation-style-language/schema/raw/master/csl-citation.json&quot;, &quot;mendeley&quot;: {&quot;formattedCitation&quot;: &quot;[1]&quot;, &quot;plainTextFormattedCitation&quot;: &quot;[1]&quot;, &quot;previouslyFormattedCitation&quot;: &quot;[1]&quot;}, &quot;citationItems&quot;: [{&quot;uris&quot;: [&quot;http://www.mendeley.com/documents/?uuid=37778bbf-d82b-44f4-a767-b0850fdaba36&quot;], &quot;id&quot;: &quot;ITEM-1&quot;, &quot;itemData&quot;: {&quot;number-of-pages&quot;: &quot;9-40&quot;, &quot;publisher&quot;: &quot;Prentice Hall&quot;, &quot;ISSN&quot;: &quot;0164-7989&quot;, &quot;ISBN&quot;: &quot;0130151572&quot;, &quot;type&quot;: &quot;book&quot;, &quot;container-title&quot;: &quot;Robust Automatic Speech Recognition&quot;, &quot;issued&quot;: {&quot;date-parts&quot;: [[&quot;1993&quot;]]}, &quot;author&quot;: [{&quot;family&quot;: &quot;Rabiner&quot;, &quot;non-dropping-particle&quot;: &quot;&quot;, &quot;suffix&quot;: &quot;&quot;, &quot;parse-names&quot;: false, &quot;dropping-particle&quot;: &quot;&quot;, &quot;given&quot;: &quot;Lawrence&quot;}, {&quot;family&quot;: &quot;Juang&quot;, &quot;non-dropping-particle&quot;: &quot;&quot;, &quot;suffix&quot;: &quot;&quot;, &quot;parse-names&quot;: false, &quot;dropping-particle&quot;: &quot;&quot;, &quot;given&quot;: &quot;Bing Hwang&quot;}], &quot;title&quot;: &quot;Fundamentals of speech recognition&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d&quot;: &quot;ITEM-1&quot;, &quot;DOI&quot;: &quot;10.1016/B978-0-12-802398-3.00002-7&quot;}}]} RND2hKZL2IPjt"/><text:span text:style-name="T12">⁠, </text:span><text:reference-mark-start text:name="ADDIN CSL_CITATION {&quot;properties&quot;: {}, &quot;schema&quot;: &quot;https://github.com/citation-style-language/schema/raw/master/csl-citation.json&quot;, &quot;mendeley&quot;: {&quot;formattedCitation&quot;: &quot;[2]&quot;, &quot;plainTextFormattedCitation&quot;: &quot;[2]&quot;, &quot;previouslyFormattedCitation&quot;: &quot;[2]&quot;}, &quot;citationItems&quot;: [{&quot;uris&quot;: [&quot;http://www.mendeley.com/documents/?uuid=3c943ad4-2f83-49bb-b9eb-a6f94121ca59&quot;], &quot;id&quot;: &quot;ITEM-1&quot;, &quot;itemData&quot;: {&quot;issued&quot;: {&quot;date-parts&quot;: [[&quot;2015&quot;]]}, &quot;publisher&quot;: &quot;Cambridge University&quot;, &quot;title&quot;: &quot;The HTK Book version 3.5 alpha&quot;, &quot;author&quot;: [{&quot;family&quot;: &quot;Young&quot;, &quot;non-dropping-particle&quot;: &quot;&quot;, &quot;suffix&quot;: &quot;&quot;, &quot;parse-names&quot;: false, &quot;dropping-particle&quot;: &quot;&quot;, &quot;given&quot;: &quot;Steve&quot;}, {&quot;family&quot;: &quot;Gunnar&quot;, &quot;non-dropping-particle&quot;: &quot;&quot;, &quot;suffix&quot;: &quot;&quot;, &quot;parse-names&quot;: false, &quot;dropping-particle&quot;: &quot;&quot;, &quot;given&quot;: &quot;Evermann&quot;}, {&quot;family&quot;: &quot;Mark&quot;, &quot;non-dropping-particle&quot;: &quot;&quot;, &quot;suffix&quot;: &quot;&quot;, &quot;parse-names&quot;: false, &quot;dropping-particle&quot;: &quot;&quot;, &quot;given&quot;: &quot;Gales&quot;}, {&quot;family&quot;: &quot;Hain&quot;, &quot;non-dropping-particle&quot;: &quot;&quot;, &quot;suffix&quot;: &quot;&quot;, &quot;parse-names&quot;: false, &quot;dropping-particle&quot;: &quot;&quot;, &quot;given&quot;: &quot;Thomas&quot;}, {&quot;family&quot;: &quot;Kershaw&quot;, &quot;non-dropping-particle&quot;: &quot;&quot;, &quot;suffix&quot;: &quot;&quot;, &quot;parse-names&quot;: false, &quot;dropping-particle&quot;: &quot;&quot;, &quot;given&quot;: &quot;Dan&quot;}], &quot;id&quot;: &quot;ITEM-1&quot;, &quot;type&quot;: &quot;book&quot;}}]} RNDGkcUGUoQhO"/><text:span text:style-name="T1">[2]</text:span><text:reference-mark-end text:name="ADDIN CSL_CITATION {&quot;properties&quot;: {}, &quot;schema&quot;: &quot;https://github.com/citation-style-language/schema/raw/master/csl-citation.json&quot;, &quot;mendeley&quot;: {&quot;formattedCitation&quot;: &quot;[2]&quot;, &quot;plainTextFormattedCitation&quot;: &quot;[2]&quot;, &quot;previouslyFormattedCitation&quot;: &quot;[2]&quot;}, &quot;citationItems&quot;: [{&quot;uris&quot;: [&quot;http://www.mendeley.com/documents/?uuid=3c943ad4-2f83-49bb-b9eb-a6f94121ca59&quot;], &quot;id&quot;: &quot;ITEM-1&quot;, &quot;itemData&quot;: {&quot;issued&quot;: {&quot;date-parts&quot;: [[&quot;2015&quot;]]}, &quot;publisher&quot;: &quot;Cambridge University&quot;, &quot;title&quot;: &quot;The HTK Book version 3.5 alpha&quot;, &quot;author&quot;: [{&quot;family&quot;: &quot;Young&quot;, &quot;non-dropping-particle&quot;: &quot;&quot;, &quot;suffix&quot;: &quot;&quot;, &quot;parse-names&quot;: false, &quot;dropping-particle&quot;: &quot;&quot;, &quot;given&quot;: &quot;Steve&quot;}, {&quot;family&quot;: &quot;Gunnar&quot;, &quot;non-dropping-particle&quot;: &quot;&quot;, &quot;suffix&quot;: &quot;&quot;, &quot;parse-names&quot;: false, &quot;dropping-particle&quot;: &quot;&quot;, &quot;given&quot;: &quot;Evermann&quot;}, {&quot;family&quot;: &quot;Mark&quot;, &quot;non-dropping-particle&quot;: &quot;&quot;, &quot;suffix&quot;: &quot;&quot;, &quot;parse-names&quot;: false, &quot;dropping-particle&quot;: &quot;&quot;, &quot;given&quot;: &quot;Gales&quot;}, {&quot;family&quot;: &quot;Hain&quot;, &quot;non-dropping-particle&quot;: &quot;&quot;, &quot;suffix&quot;: &quot;&quot;, &quot;parse-names&quot;: false, &quot;dropping-particle&quot;: &quot;&quot;, &quot;given&quot;: &quot;Thomas&quot;}, {&quot;family&quot;: &quot;Kershaw&quot;, &quot;non-dropping-particle&quot;: &quot;&quot;, &quot;suffix&quot;: &quot;&quot;, &quot;parse-names&quot;: false, &quot;dropping-particle&quot;: &quot;&quot;, &quot;given&quot;: &quot;Dan&quot;}], &quot;id&quot;: &quot;ITEM-1&quot;, &quot;type&quot;: &quot;book&quot;}}]} RNDGkcUGUoQhO"/><text:span text:style-name="T12">⁠.</text:span></text:p>
      <text:p text:style-name="P8"/>
      <text:p text:style-name="P2"><draw:frame text:anchor-type="paragraph" draw:z-index="0" draw:name="Shape1" draw:style-name="gr1" draw:text-style-name="P31" svg:width="2.1496in" svg:height="0.5705in" svg:x="2.1752in" svg:y="0in"><draw:text-box><text:p text:style-name="P30">Recoding <text:s/>human voices/utterances</text:p></draw:text-box></draw:frame></text:p>
      <text:p text:style-name="P9"><draw:frame text:anchor-type="paragraph" draw:z-index="1" draw:name="Shape1" draw:style-name="gr1" draw:text-style-name="P31" svg:width="2.1496in" svg:height="0.5705in" svg:x="2.1752in" svg:y="0in"><draw:text-box><text:p text:style-name="P30">Labelling/transcribing utterances</text:p></draw:text-box></draw:frame></text:p>
      <text:p text:style-name="P1"><draw:frame text:anchor-type="paragraph" draw:z-index="2" draw:name="Shape1" draw:style-name="gr2" draw:text-style-name="P31" svg:width="2.1496in" svg:height="0.5705in" svg:x="2.1752in" svg:y="0.0874in"><draw:text-box><text:p text:style-name="P30">Feature Extraction</text:p></draw:text-box></draw:frame><draw:frame text:anchor-type="paragraph" draw:z-index="5" draw:name="Shape1" draw:style-name="gr3" draw:text-style-name="P31" svg:width="2.1496in" svg:height="0.5705in" svg:x="2.1752in" svg:y="0.8528in"><draw:text-box><text:p text:style-name="P30">Model training and Construction</text:p></draw:text-box></draw:frame></text:p>
      <text:p text:style-name="P10"><draw:frame draw:style-name="fr1" draw:name="Frame1" text:anchor-type="paragraph" svg:x="1.2008in" svg:y="-0.0965in" svg:width="3.9098in" draw:z-index="3"><draw:text-box fo:min-height="1.0189in"><text:p text:style-name="Figure"><draw:frame text:anchor-type="paragraph" draw:z-index="4" draw:name="Shape1" draw:style-name="gr1" draw:text-style-name="P31" svg:width="2.1496in" svg:height="0.5705in" svg:x="0.8799in" svg:y="0in"><draw:text-box><text:p text:style-name="P30">Model Testing/Recognizing</text:p></draw:text-box></draw:frame></text:p><text:p text:style-name="Figure"/><text:p text:style-name="P12">Figure <text:sequence text:ref-name="refFigure0" text:name="Figure" text:formula="ooow:Figure+1" style:num-format="1">1</text:sequence>: Steps in Building ASR</text:p></draw:text-box></draw:frame></text:p>
      <text:p text:style-name="P10"><text:soft-page-break/>Finally for a model built <text:span text:style-name="T20">at the end of effort</text:span>, ASR is used to test or recognize utterance spoken, and the performance could be measured. Measurement <text:span text:style-name="T21">should be based on </text:span>some criterion like word error rate(WER), <text:span text:style-name="T19">phoneme error rate (PER) and sentence level error rate (SER). </text:span></text:p>
      <text:p text:style-name="P22">Based on what an ASR system ‘can’ and ‘can not’ be done, we determine certain capability <text:span text:style-name="T26">an ASR has.</text:span></text:p>
      <text:p text:style-name="P23">1. Speaker <text:span text:style-name="T27">Ind</text:span>ependence</text:p>
      <text:p text:style-name="P23"><text:s text:c="3"/>ASR is called <text:span text:style-name="T5">s</text:span><text:span text:style-name="T4">peaker </text:span><text:span text:style-name="T6">in</text:span><text:span text:style-name="T4">dependen</text:span><text:span text:style-name="T5">t</text:span> if it doesn’t restrict user to be a single person or a group of person that sound file already in database. <text:span text:style-name="T27">It’s impossible to train a million of people when building ASR system.</text:span></text:p>
      <text:p text:style-name="P24">2. Environment Independence</text:p>
      <text:p text:style-name="P24"><text:tab/>ASR must be able to work <text:span text:style-name="T28">under daily environment conditions such as variation of microphone input device and <text:s/>environmental noise.</text:span></text:p>
      <text:p text:style-name="P25">3. <text:span text:style-name="T29">Continuous word</text:span></text:p>
      <text:p text:style-name="P25"><text:tab/><text:span text:style-name="T29">ASR that enable to recognize word to spoken continuously without stop between word is considered more valuable better than isolated word version.</text:span></text:p>
      <text:p text:style-name="P26">3. <text:span text:style-name="T32">Large vocabulary</text:span></text:p>
      <text:p text:style-name="P26"><text:tab/><text:span text:style-name="T33">The complexity of ASR growing with is capability to handle maximum number of distinct words. Smaller vocabulary ASR will be easier to build than large vocabulary ASR system.</text:span></text:p>
      <text:p text:style-name="P26"/>
      <text:p text:style-name="P26"><text:span text:style-name="T32"><text:s/></text:span></text:p>
      <text:p text:style-name="P3">CHAPTER 3 <text:s/>RESEARCH OBJECTIVES AND <text:s/>APPROACH ................................. 5 </text:p>
      <text:p text:style-name="P3"><text:tab/><text:span text:style-name="T22">These research will focus on building Large Vocabulary Indonesian Automatic Speech Recognizer (LVIASR). The steps follow as described in Figure 1:</text:span></text:p>
      <text:list xml:id="list3204933830535169338" text:style-name="L1">
        <text:list-item>
          <text:p text:style-name="P17"><text:span text:style-name="T24">Recoding <text:s/>human </text:span>voices/utterances</text:p>
        </text:list-item>
      </text:list>
      <text:p text:style-name="P16"><text:soft-page-break/><text:tab/><text:span text:style-name="T25">Sound of Indonesian will be recorded and save in PCM format into computer disk. General affordable microphone will be <text:s/>used. These sound files we called sound database or ‘database’ only.</text:span></text:p>
      <text:list xml:id="list20440109572222" text:continue-numbering="true" text:style-name="L1">
        <text:list-item>
          <text:p text:style-name="P17"><text:span text:style-name="T24">Labelling/transcribing </text:span>utterances</text:p>
        </text:list-item>
        <text:list-item>
          <text:p text:style-name="P17"><text:span text:style-name="T24">Feature Extraction</text:span></text:p>
        </text:list-item>
        <text:list-item>
          <text:p text:style-name="P17"><text:span text:style-name="T24">Model training and </text:span>Construction</text:p>
        </text:list-item>
        <text:list-item>
          <text:p text:style-name="P17"><text:span text:style-name="T24">Model Testing/Recognizing</text:span></text:p>
          <text:p text:style-name="P17"/>
        </text:list-item>
      </text:list>
      <text:p text:style-name="P3">CHAPTER 4 <text:s/>CURRENT WORK AND PRELIMINARY <text:s/>RESULTS ...................................... 6 </text:p>
      <text:p text:style-name="P20">Currently <text:span text:style-name="T23">speaker dependent continuous digit recognition for Indonesian language has already done with HTK </text:span><text:reference-mark-start text:name="ADDIN CSL_CITATION {&quot;properties&quot;: {}, &quot;schema&quot;: &quot;https://github.com/citation-style-language/schema/raw/master/csl-citation.json&quot;, &quot;mendeley&quot;: {&quot;formattedCitation&quot;: &quot;[3]&quot;, &quot;plainTextFormattedCitation&quot;: &quot;[3]&quot;, &quot;previouslyFormattedCitation&quot;: &quot;[3]&quot;}, &quot;citationItems&quot;: [{&quot;uris&quot;: [&quot;http://www.mendeley.com/documents/?uuid=63efb9f2-43c3-4d21-a818-adde0d27fbb1&quot;], &quot;id&quot;: &quot;ITEM-1&quot;, &quot;itemData&quot;: {&quot;issued&quot;: {&quot;date-parts&quot;: [[&quot;2016&quot;]]}, &quot;issue&quot;: &quot;2&quot;, &quot;title&quot;: &quot;Optimum train set for continuous speaker dependent Indonesian digit recognizer&quot;, &quot;author&quot;: [{&quot;family&quot;: &quot;Hatala&quot;, &quot;non-dropping-particle&quot;: &quot;&quot;, &quot;suffix&quot;: &quot;&quot;, &quot;parse-names&quot;: false, &quot;dropping-particle&quot;: &quot;&quot;, &quot;given&quot;: &quot;Zulkarnaen&quot;}], &quot;id&quot;: &quot;ITEM-1&quot;, &quot;volume&quot;: &quot;6&quot;, &quot;type&quot;: &quot;article-journal&quot;, &quot;container-title&quot;: &quot;Simetrik&quot;}}]} RNDc7YucVQd21"/><text:span text:style-name="T2">[3]</text:span><text:reference-mark-end text:name="ADDIN CSL_CITATION {&quot;properties&quot;: {}, &quot;schema&quot;: &quot;https://github.com/citation-style-language/schema/raw/master/csl-citation.json&quot;, &quot;mendeley&quot;: {&quot;formattedCitation&quot;: &quot;[3]&quot;, &quot;plainTextFormattedCitation&quot;: &quot;[3]&quot;, &quot;previouslyFormattedCitation&quot;: &quot;[3]&quot;}, &quot;citationItems&quot;: [{&quot;uris&quot;: [&quot;http://www.mendeley.com/documents/?uuid=63efb9f2-43c3-4d21-a818-adde0d27fbb1&quot;], &quot;id&quot;: &quot;ITEM-1&quot;, &quot;itemData&quot;: {&quot;issued&quot;: {&quot;date-parts&quot;: [[&quot;2016&quot;]]}, &quot;issue&quot;: &quot;2&quot;, &quot;title&quot;: &quot;Optimum train set for continuous speaker dependent Indonesian digit recognizer&quot;, &quot;author&quot;: [{&quot;family&quot;: &quot;Hatala&quot;, &quot;non-dropping-particle&quot;: &quot;&quot;, &quot;suffix&quot;: &quot;&quot;, &quot;parse-names&quot;: false, &quot;dropping-particle&quot;: &quot;&quot;, &quot;given&quot;: &quot;Zulkarnaen&quot;}], &quot;id&quot;: &quot;ITEM-1&quot;, &quot;volume&quot;: &quot;6&quot;, &quot;type&quot;: &quot;article-journal&quot;, &quot;container-title&quot;: &quot;Simetrik&quot;}}]} RNDc7YucVQd21"/><text:span text:style-name="T23">⁠. But many effort must be done for enhancing the result. </text:span></text:p>
      <text:p text:style-name="P20"><text:span text:style-name="T23">Speaker independence is targeted at most. This will require gathering more speech databases. More sound samples will be recorded from many speakers, male and female. After that these sound need to be labeled and transcribed to mark <text:s/>it’s sub-word phoneme boundary.</text:span></text:p>
      <text:p text:style-name="P19"><text:span text:style-name="T23">Lying more tools of <text:s/>mathematical model and foundation should be carried out. Performing many more laboratory testing model against database.</text:span></text:p>
      <text:p text:style-name="P11"/>
      <text:p text:style-name="P3">CHAPTER 5 <text:s/>WORK PLAN AND <text:s/>IMPLICATIONS ..................................................... 6 </text:p>
      <text:p text:style-name="P3"/>
      <text:p text:style-name="P3">CHAPTER 6 CONCLUSIONS ...................................................................................... 7 </text:p>
      <text:p text:style-name="P3"><text:span text:style-name="T4">REFERENCES </text:span>......................................................................................................... 7 </text:p>
      <text:section text:style-name="Sect1" text:name="ADDIN Mendeley Bibliography CSL_BIBLIOGRAPHY  RNDFvKF5jm90m">
        <text:p text:style-name="P29">[1]<text:tab/>L. Rabiner and B. H. Juang, <text:span text:style-name="T3">Fundamentals of speech recognition</text:span>. Prentice Hall, 1993.</text:p>
        <text:p text:style-name="P29"><text:soft-page-break/>[2]<text:tab/>S. Young, E. Gunnar, G. Mark, T. Hain, and D. Kershaw, <text:span text:style-name="T3">The HTK Book version 3.5 alpha</text:span>. Cambridge University, 2015.</text:p>
        <text:p text:style-name="P14">[3]<text:tab/>Z. Hatala, “Optimum train set for continuous speaker dependent Indonesian digit recognizer,” <text:span text:style-name="T3">Simetrik</text:span>, vol. 6, no. 2,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Drawing" style:family="paragraph" style:parent-style-name="Caption" style:class="extra"/>
    <style:style style:name="Figure" style:family="paragraph" style:parent-style-name="Caption"/>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05:07:00</meta:creation-date>
    <meta:initial-creator>joesmart</meta:initial-creator>
    <dc:language>en-US</dc:language>
    <dc:date>2018-02-12T02:04:38.786892750</dc:date>
    <meta:editing-cycles>232</meta:editing-cycles>
    <meta:editing-duration>PT5H58M48S</meta:editing-duration>
    <meta:generator>LibreOffice/5.1.6.2$Linux_X86_64 LibreOffice_project/10m0$Build-2</meta:generator>
    <meta:document-statistic meta:table-count="0" meta:image-count="0" meta:object-count="0" meta:page-count="5" meta:paragraph-count="43" meta:word-count="787" meta:character-count="5447" meta:non-whitespace-character-count="46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d476e392-f846-31ac-8698-cd57b3ea4bfd</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